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963cm" fo:margin-left="-0.028cm" table:align="left" style:writing-mode="lr-tb"/>
    </style:style>
    <style:style style:name="Tabela2.A" style:family="table-column">
      <style:table-column-properties style:column-width="4.674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a3" style:family="table">
      <style:table-properties style:width="15.974cm" fo:margin-left="-0.028cm" table:align="left" style:writing-mode="lr-tb"/>
    </style:style>
    <style:style style:name="Tabela3.A" style:family="table-column">
      <style:table-column-properties style:column-width="4.101cm"/>
    </style:style>
    <style:style style:name="Tabela3.B" style:family="table-column">
      <style:table-column-properties style:column-width="6.394cm"/>
    </style:style>
    <style:style style:name="Tabela3.C" style:family="table-column">
      <style:table-column-properties style:column-width="3.694cm"/>
    </style:style>
    <style:style style:name="Tabela3.D" style:family="table-column">
      <style:table-column-properties style:column-width="1.78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3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3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Standard">
      <style:paragraph-properties style:line-height-at-least="0.176cm" fo:text-align="center" style:justify-single-word="false"/>
      <style:text-properties style:font-name="Arial1" fo:font-size="9.5pt" fo:font-weight="bold" style:font-size-asian="9.5pt" style:font-weight-asian="bold" style:font-name-complex="Arial1" style:font-size-complex="9.5pt"/>
    </style:style>
    <style:style style:name="P4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size="9.5pt" fo:font-weight="bold" officeooo:paragraph-rsid="001205c6" style:font-size-asian="9.5pt" style:font-weight-asian="bold" style:font-name-complex="Arial1" style:font-size-complex="9.5pt"/>
    </style:style>
    <style:style style:name="P5" style:family="paragraph" style:parent-style-name="Standard">
      <style:paragraph-properties style:line-height-at-least="0.176cm" fo:text-align="center" style:justify-single-word="false"/>
      <style:text-properties style:font-name="Arial1" fo:font-size="9.5pt" fo:font-weight="bold" officeooo:rsid="001205c6" officeooo:paragraph-rsid="001205c6" style:font-size-asian="9.5pt" style:font-weight-asian="bold" style:font-name-complex="Arial1" style:font-size-complex="9.5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LO-normal">
      <style:text-properties fo:font-size="10pt" style:font-size-asian="10pt" style:font-size-complex="10pt"/>
    </style:style>
    <style:style style:name="P13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4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5" style:family="paragraph" style:parent-style-name="LO-normal">
      <style:text-properties fo:font-size="10pt" officeooo:paragraph-rsid="00186ce4" style:font-size-asian="10pt" style:font-size-complex="10pt"/>
    </style:style>
    <style:style style:name="P16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7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8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9" style:family="paragraph" style:parent-style-name="LO-normal">
      <style:text-properties fo:font-size="10pt" officeooo:rsid="0017f745" officeooo:paragraph-rsid="0017f745" style:font-size-asian="10pt" style:font-size-complex="10pt"/>
    </style:style>
    <style:style style:name="P20" style:family="paragraph" style:parent-style-name="LO-normal">
      <style:text-properties fo:color="#000000" style:font-name="Arial" fo:font-size="9.5pt" fo:language="pt" fo:country="BR" style:letter-kerning="true" style:font-name-asian="Arial" style:font-size-asian="9.5pt" style:language-asian="zh" style:country-asian="CN" style:font-name-complex="Arial" style:font-size-complex="9.5pt" style:language-complex="hi" style:country-complex="IN"/>
    </style:style>
    <style:style style:name="P21" style:family="paragraph" style:parent-style-name="LO-normal">
      <style:paragraph-properties style:snap-to-layout-grid="false"/>
      <style:text-properties fo:color="#000000" style:font-name="Arial" fo:font-size="9.5pt" fo:language="pt" fo:country="BR" style:letter-kerning="true" style:font-name-asian="Arial" style:font-size-asian="9.5pt" style:language-asian="zh" style:country-asian="CN" style:font-name-complex="Arial" style:font-size-complex="9.5pt" style:language-complex="hi" style:country-complex="IN"/>
    </style:style>
    <style:style style:name="P22" style:family="paragraph" style:parent-style-name="LO-normal">
      <style:text-properties fo:color="#000000" style:font-name="Arial" fo:font-size="9.5pt" fo:language="pt" fo:country="BR" officeooo:rsid="00155fa4" officeooo:paragraph-rsid="00156d24" style:letter-kerning="true" style:font-name-asian="Arial" style:font-size-asian="9.5pt" style:language-asian="zh" style:country-asian="CN" style:font-name-complex="Arial" style:font-size-complex="9.5pt" style:language-complex="hi" style:country-complex="IN"/>
    </style:style>
    <style:style style:name="P23" style:family="paragraph" style:parent-style-name="LO-normal">
      <style:text-properties fo:font-variant="normal" fo:text-transform="none" fo:color="#222222" fo:font-size="9.5pt" fo:letter-spacing="normal" fo:font-style="normal" fo:font-weight="normal" style:font-size-asian="9.5pt" style:font-style-asian="normal" style:font-weight-asian="normal" style:font-name-complex="Arial" style:font-size-complex="9.5pt"/>
    </style:style>
    <style:style style:name="P24" style:family="paragraph" style:parent-style-name="LO-normal">
      <style:text-properties fo:font-size="9.5pt" style:font-size-asian="9.5pt" style:font-size-complex="9.5pt"/>
    </style:style>
    <style:style style:name="P25" style:family="paragraph" style:parent-style-name="LO-normal">
      <style:text-properties fo:font-size="9.5pt" officeooo:rsid="00155fa4" officeooo:paragraph-rsid="00156d24" style:font-size-asian="9.5pt" style:font-size-complex="9.5pt"/>
    </style:style>
    <style:style style:name="P26" style:family="paragraph" style:parent-style-name="LO-normal">
      <style:text-properties fo:font-size="9.5pt" officeooo:rsid="00155fa4" officeooo:paragraph-rsid="00155fa4" style:font-size-asian="9.5pt" style:font-size-complex="9.5pt"/>
    </style:style>
    <style:style style:name="P27" style:family="paragraph" style:parent-style-name="LO-normal">
      <style:paragraph-properties style:snap-to-layout-grid="false"/>
      <style:text-properties fo:font-size="9.5pt" style:font-size-asian="9.5pt" style:font-size-complex="9.5pt"/>
    </style:style>
    <style:style style:name="P28" style:family="paragraph" style:parent-style-name="LO-normal">
      <style:text-properties fo:font-size="9.5pt" officeooo:paragraph-rsid="00155fa4" style:font-size-asian="9.5pt" style:font-size-complex="9.5pt"/>
    </style:style>
    <style:style style:name="P29" style:family="paragraph" style:parent-style-name="LO-normal">
      <style:text-properties fo:font-size="9.5pt" officeooo:paragraph-rsid="00156d24" style:font-size-asian="9.5pt" style:font-size-complex="9.5pt"/>
    </style:style>
    <style:style style:name="P30" style:family="paragraph" style:parent-style-name="LO-normal">
      <style:text-properties fo:font-size="9.5pt" style:font-size-asian="9.5pt" style:font-name-complex="Arial" style:font-size-complex="9.5pt"/>
    </style:style>
    <style:style style:name="P31" style:family="paragraph" style:parent-style-name="Standard">
      <style:text-properties officeooo:rsid="00195f99" officeooo:paragraph-rsid="00195f99"/>
    </style:style>
    <style:style style:name="P32" style:family="paragraph" style:parent-style-name="Standard">
      <style:text-properties officeooo:paragraph-rsid="00195f99"/>
    </style:style>
    <style:style style:name="P33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size="9.5pt" fo:font-weight="bold" officeooo:paragraph-rsid="00195f99" style:font-size-asian="9.5pt" style:font-weight-asian="bold" style:font-name-complex="Arial1" style:font-size-complex="9.5pt"/>
    </style:style>
    <style:style style:name="P34" style:family="paragraph" style:parent-style-name="Standard">
      <style:paragraph-properties style:line-height-at-least="0.176cm" fo:text-align="center" style:justify-single-word="false"/>
      <style:text-properties style:font-name="Arial1" fo:font-size="9.5pt" fo:font-weight="bold" officeooo:paragraph-rsid="00195f99" style:font-size-asian="9.5pt" style:font-weight-asian="bold" style:font-name-complex="Arial1" style:font-size-complex="9.5pt"/>
    </style:style>
    <style:style style:name="P35" style:family="paragraph" style:parent-style-name="Standard">
      <style:paragraph-properties style:line-height-at-least="0.176cm" fo:text-align="center" style:justify-single-word="false"/>
      <style:text-properties style:font-name="Arial1" fo:font-size="9.5pt" fo:font-weight="bold" officeooo:rsid="001205c6" officeooo:paragraph-rsid="00195f99" style:font-size-asian="9.5pt" style:font-weight-asian="bold" style:font-name-complex="Arial1" style:font-size-complex="9.5pt"/>
    </style:style>
    <style:style style:name="P3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7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38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39" style:family="paragraph" style:parent-style-name="LO-normal">
      <style:paragraph-properties style:snap-to-layout-grid="false"/>
      <style:text-properties fo:font-size="9.5pt" officeooo:paragraph-rsid="00195f99" style:font-size-asian="9.5pt" style:font-size-complex="9.5pt"/>
    </style:style>
    <style:style style:name="P40" style:family="paragraph" style:parent-style-name="LO-normal">
      <style:text-properties fo:font-size="9.5pt" officeooo:rsid="00155fa4" officeooo:paragraph-rsid="00195f99" style:font-size-asian="9.5pt" style:font-size-complex="9.5pt"/>
    </style:style>
    <style:style style:name="P41" style:family="paragraph" style:parent-style-name="LO-normal">
      <style:text-properties fo:font-size="9.5pt" officeooo:paragraph-rsid="00195f99" style:font-size-asian="9.5pt" style:font-size-complex="9.5pt"/>
    </style:style>
    <style:style style:name="P42" style:family="paragraph" style:parent-style-name="LO-normal">
      <style:text-properties fo:font-size="9.5pt" officeooo:paragraph-rsid="00195f99" style:font-size-asian="9.5pt" style:font-name-complex="Arial" style:font-size-complex="9.5pt"/>
    </style:style>
    <style:style style:name="P43" style:family="paragraph" style:parent-style-name="LO-normal">
      <style:paragraph-properties style:snap-to-layout-grid="false"/>
      <style:text-properties fo:color="#000000" style:font-name="Arial" fo:font-size="9.5pt" fo:language="pt" fo:country="BR" officeooo:paragraph-rsid="00195f99" style:letter-kerning="true" style:font-name-asian="Arial" style:font-size-asian="9.5pt" style:language-asian="zh" style:country-asian="CN" style:font-name-complex="Arial" style:font-size-complex="9.5pt" style:language-complex="hi" style:country-complex="IN"/>
    </style:style>
    <style:style style:name="P44" style:family="paragraph" style:parent-style-name="LO-normal">
      <style:text-properties fo:color="#000000" style:font-name="Arial" fo:font-size="9.5pt" fo:language="pt" fo:country="BR" officeooo:rsid="00155fa4" officeooo:paragraph-rsid="00195f99" style:letter-kerning="true" style:font-name-asian="Arial" style:font-size-asian="9.5pt" style:language-asian="zh" style:country-asian="CN" style:font-name-complex="Arial" style:font-size-complex="9.5pt" style:language-complex="hi" style:country-complex="IN"/>
    </style:style>
    <style:style style:name="P45" style:family="paragraph" style:parent-style-name="LO-normal">
      <style:text-properties fo:color="#000000" style:font-name="Arial" fo:font-size="9.5pt" fo:language="pt" fo:country="BR" officeooo:paragraph-rsid="00195f99" style:letter-kerning="true" style:font-name-asian="Arial" style:font-size-asian="9.5pt" style:language-asian="zh" style:country-asian="CN" style:font-name-complex="Arial" style:font-size-complex="9.5pt" style:language-complex="hi" style:country-complex="IN"/>
    </style:style>
    <style:style style:name="P46" style:family="paragraph" style:parent-style-name="LO-normal">
      <style:text-properties fo:font-variant="normal" fo:text-transform="none" fo:color="#222222" fo:font-size="9.5pt" fo:letter-spacing="normal" fo:font-style="normal" fo:font-weight="normal" officeooo:paragraph-rsid="00195f99" style:font-size-asian="9.5pt" style:font-style-asian="normal" style:font-weight-asian="normal" style:font-name-complex="Arial" style:font-size-complex="9.5pt"/>
    </style:style>
    <style:style style:name="T1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6c7ba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5" style:family="text">
      <style:text-properties officeooo:rsid="00155fa4"/>
    </style:style>
    <style:style style:name="T6" style:family="text">
      <style:text-properties officeooo:rsid="00186ce4"/>
    </style:style>
    <style:style style:name="T7" style:family="text">
      <style:text-properties officeooo:rsid="001205c6"/>
    </style:style>
    <style:style style:name="T8" style:family="text">
      <style:text-properties officeooo:rsid="00156d24"/>
    </style:style>
    <style:style style:name="T9" style:family="text">
      <style:text-properties style:font-name="Liberation Sans" fo:font-size="14pt" style:font-size-asian="14pt" style:font-name-complex="Liberation Sans" style:font-size-complex="15pt"/>
    </style:style>
    <style:style style:name="T10" style:family="text">
      <style:text-properties officeooo:rsid="0014ef0b"/>
    </style:style>
    <style:style style:name="T11" style:family="text">
      <style:text-properties officeooo:rsid="0016c7b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Strong_20_Emphasis">Gestão de Pessoas </text:span><text:span text:style-name="Strong_20_Emphasis"><text:span text:style-name="T7">NPI</text:span></text:span><text:span text:style-name="Strong_20_Emphasis"> - G</text:span><text:span text:style-name="Strong_20_Emphasis"><text:span text:style-name="T7">RH</text:span></text:span></text:p>
      <text:p text:style-name="P9"/>
      <text:p text:style-name="P10">Documento Complementar do Caso de Uso Genérico </text:p>
      <text:p text:style-name="P8"><text:span text:style-name="T2">&lt;</text:span><text:span text:style-name="T1">GRH-REQ-UC-COMPL-UC02-CRUD-Estagiário</text:span><text:span text:style-name="T2">&gt;</text:span></text:p>
      <text:p text:style-name="P6"><text:span text:style-name="Book_20_Title"><text:span text:style-name="T9"><text:s/></text:span></text:span></text:p>
      <text:p text:style-name="P7"/>
      <text:p text:style-name="P11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3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01/04/2015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12">Criação do documento</text:p>
          </table:table-cell>
        </table:table-row>
        <table:table-row table:style-name="Tabela1.1">
          <table:table-cell table:style-name="Tabela1.A3" office:value-type="string">
            <text:p text:style-name="P13">15/04/2015</text:p>
          </table:table-cell>
          <table:table-cell table:style-name="Tabela1.A3" office:value-type="string">
            <text:p text:style-name="P13">1.1</text:p>
          </table:table-cell>
          <table:table-cell table:style-name="Tabela1.A3" office:value-type="string">
            <text:p text:style-name="P12">Beatriz Brito do Rêgo</text:p>
          </table:table-cell>
          <table:table-cell table:style-name="Tabela1.D3" office:value-type="string">
            <text:p text:style-name="P12">Adição d<text:span text:style-name="T5">e novos</text:span> campos <text:span text:style-name="T5">no cadastro</text:span></text:p>
          </table:table-cell>
        </table:table-row>
        <table:table-row table:style-name="Tabela1.1">
          <table:table-cell table:style-name="Tabela1.A3" office:value-type="string">
            <text:p text:style-name="P14"><text:span text:style-name="T6">20</text:span>/04/2015</text:p>
          </table:table-cell>
          <table:table-cell table:style-name="Tabela1.A3" office:value-type="string">
            <text:p text:style-name="P14">1.1</text:p>
          </table:table-cell>
          <table:table-cell table:style-name="Tabela1.A3" office:value-type="string">
            <text:p text:style-name="P15">Beatriz Brito do Rêgo</text:p>
          </table:table-cell>
          <table:table-cell table:style-name="Tabela1.D3" office:value-type="string">
            <text:p text:style-name="P16">Atualização do documento</text:p>
          </table:table-cell>
        </table:table-row>
        <table:table-row table:style-name="Tabela1.1">
          <table:table-cell table:style-name="Tabela1.A3" office:value-type="string">
            <text:p text:style-name="P17">22/07/2015</text:p>
          </table:table-cell>
          <table:table-cell table:style-name="Tabela1.A3" office:value-type="string">
            <text:p text:style-name="P17">1.2</text:p>
          </table:table-cell>
          <table:table-cell table:style-name="Tabela1.A3" office:value-type="string">
            <text:p text:style-name="P17">Rayson Santos</text:p>
          </table:table-cell>
          <table:table-cell table:style-name="Tabela1.D3" office:value-type="string">
            <text:p text:style-name="P17">Atualização do Template e da Entidade</text:p>
          </table:table-cell>
        </table:table-row>
        <table:table-row table:style-name="Tabela1.6">
          <table:table-cell table:style-name="Tabela1.A3" office:value-type="string">
            <text:p text:style-name="P18">24/09/2015</text:p>
          </table:table-cell>
          <table:table-cell table:style-name="Tabela1.A3" office:value-type="string">
            <text:p text:style-name="P18">1.3</text:p>
          </table:table-cell>
          <table:table-cell table:style-name="Tabela1.A3" office:value-type="string">
            <text:p text:style-name="P18">Rayson Santos <text:span text:style-name="T10">de Lima</text:span></text:p>
          </table:table-cell>
          <table:table-cell table:style-name="Tabela1.D3" office:value-type="string">
            <text:p text:style-name="P18">Remoção do atributo “Local do Estagio”</text:p>
          </table:table-cell>
        </table:table-row>
        <table:table-row table:style-name="Tabela1.6">
          <table:table-cell table:style-name="Tabela1.A3" office:value-type="string">
            <text:p text:style-name="P19">20/10/2015</text:p>
          </table:table-cell>
          <table:table-cell table:style-name="Tabela1.A3" office:value-type="string">
            <text:p text:style-name="P19">1.4</text:p>
          </table:table-cell>
          <table:table-cell table:style-name="Tabela1.A3" office:value-type="string">
            <text:p text:style-name="P19">Beatriz Brito do Rêgo</text:p>
          </table:table-cell>
          <table:table-cell table:style-name="Tabela1.D3" office:value-type="string">
            <text:p text:style-name="P19">Atualização do documento</text:p>
          </table:table-cell>
        </table:table-row>
      </table:table>
      <text:section text:style-name="Sect1" text:name="Seção1">
        <text:list xml:id="list5084855981012214481" text:style-name="WW8Num2">
          <text:list-item>
            <text:h text:style-name="P36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7"><text:span text:style-name="Fonte_20_parág._20_padrão3"><text:span text:style-name="T4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4">Campos da entidade</text:p>
            </table:table-cell>
            <table:table-cell table:style-name="Tabela2.A1" office:value-type="string">
              <text:p text:style-name="P5">Descrição</text:p>
            </table:table-cell>
            <table:table-cell table:style-name="Tabela2.A1" office:value-type="string">
              <text:p text:style-name="P3">Preenchimento</text:p>
            </table:table-cell>
            <table:table-cell table:style-name="Tabela2.D1" office:value-type="string">
              <text:p text:style-name="P3">Tipo</text:p>
            </table:table-cell>
          </table:table-row>
          <table:table-row table:style-name="Tabela2.1">
            <table:table-cell table:style-name="Tabela2.A1" office:value-type="string">
              <text:p text:style-name="P27"/>
              <text:p text:style-name="P24"/>
              <text:p text:style-name="P24">Nome Completo</text:p>
            </table:table-cell>
            <table:table-cell table:style-name="Tabela2.A1" office:value-type="string">
              <text:p text:style-name="P24">A tela Cadastro de Estagiário deve possuir um campo Nome Completo: onde se deve informar o nome do estagiário que deseja se cadastrar.</text:p>
              <text:p text:style-name="P24">Ex: Flávio Augusto.</text:p>
            </table:table-cell>
            <table:table-cell table:style-name="Tabela2.A1" office:value-type="string">
              <text:p text:style-name="P30">Obrigatório</text:p>
            </table:table-cell>
            <table:table-cell table:style-name="Tabela2.D1" office:value-type="string">
              <text:p text:style-name="P27"/>
              <text:p text:style-name="P24">String </text:p>
            </table:table-cell>
          </table:table-row>
          <table:table-row table:style-name="Tabela2.1">
            <table:table-cell table:style-name="Tabela2.A3" office:value-type="string">
              <text:p text:style-name="P24">Nome da Mãe</text:p>
            </table:table-cell>
            <table:table-cell table:style-name="Tabela2.A3" office:value-type="string">
              <text:p text:style-name="P24">A tela Cadastro de Estagiário deve possuir um campo Nome da Mãe: onde se deve informar o nome da mãe do estagiário que deseja se cadastrar.</text:p>
              <text:p text:style-name="P24">Ex: Maria José.</text:p>
            </table:table-cell>
            <table:table-cell table:style-name="Tabela2.A3" office:value-type="string">
              <text:p text:style-name="P24">Obrigatório</text:p>
            </table:table-cell>
            <table:table-cell table:style-name="Tabela2.D3" office:value-type="string">
              <text:p text:style-name="P24">String</text:p>
            </table:table-cell>
          </table:table-row>
          <table:table-row table:style-name="Tabela2.1">
            <table:table-cell table:style-name="Tabela2.A3" office:value-type="string">
              <text:p text:style-name="P24">Telefone</text:p>
            </table:table-cell>
            <table:table-cell table:style-name="Tabela2.A3" office:value-type="string">
              <text:p text:style-name="P24">A tela Cadastro de Estagiário deve possuir um campo Telefone: onde se deve informar um telefone para contato do estagiário.</text:p>
              <text:p text:style-name="P24">Ex: (88) 9999 9999</text:p>
            </table:table-cell>
            <table:table-cell table:style-name="Tabela2.A3" office:value-type="string">
              <text:p text:style-name="P24">Obrigatório</text:p>
            </table:table-cell>
            <table:table-cell table:style-name="Tabela2.D3" office:value-type="string">
              <text:p text:style-name="P24">Integer</text:p>
            </table:table-cell>
          </table:table-row>
          <table:table-row table:style-name="Tabela2.1">
            <table:table-cell table:style-name="Tabela2.A3" office:value-type="string">
              <text:p text:style-name="P20">Data de Nascimento</text:p>
            </table:table-cell>
            <table:table-cell table:style-name="Tabela2.A3" office:value-type="string">
              <text:p text:style-name="P20">A tela Cadastro de Estagiário deve possuir um campo Data de Nascimento: onde se deve informar a data de nascimento do estagiário.</text:p>
              <text:p text:style-name="P20">Ex: <text:s/>04/08/1992.</text:p>
            </table:table-cell>
            <table:table-cell table:style-name="Tabela2.A3" office:value-type="string">
              <text:p text:style-name="P21"/>
              <text:p text:style-name="P20">Obrigatório</text:p>
            </table:table-cell>
            <table:table-cell table:style-name="Tabela2.D3" office:value-type="string">
              <text:p text:style-name="P21"/>
              <text:p text:style-name="P20">Date</text:p>
              <text:p text:style-name="P20"/>
            </table:table-cell>
          </table:table-row>
          <table:table-row table:style-name="Tabela2.1">
            <table:table-cell table:style-name="Tabela2.A3" office:value-type="string">
              <text:p text:style-name="P24">Semestre</text:p>
            </table:table-cell>
            <table:table-cell table:style-name="Tabela2.A3" office:value-type="string">
              <text:p text:style-name="P24">A tela Cadastro de Estagiário deve possuir um campo Semestre: onde se deve informar o semestre que o <text:soft-page-break/>estagiário está cursando.</text:p>
              <text:p text:style-name="P24">Ex: 07</text:p>
            </table:table-cell>
            <table:table-cell table:style-name="Tabela2.A3" office:value-type="string">
              <text:p text:style-name="P24">Obrigatório</text:p>
            </table:table-cell>
            <table:table-cell table:style-name="Tabela2.D3" office:value-type="string">
              <text:p text:style-name="P24">Integer</text:p>
            </table:table-cell>
          </table:table-row>
          <table:table-row table:style-name="Tabela2.1">
            <table:table-cell table:style-name="Tabela2.A3" office:value-type="string">
              <text:p text:style-name="P24">Curso</text:p>
            </table:table-cell>
            <table:table-cell table:style-name="Tabela2.A3" office:value-type="string">
              <text:p text:style-name="P24">A tela Cadastro de Estagiário deve possuir uma lista de Cursos: onde o estagiário deve escolher o curso que está cursando.<text:line-break/>Ex: Engenharia de Software</text:p>
            </table:table-cell>
            <table:table-cell table:style-name="Tabela2.A3" office:value-type="string">
              <text:p text:style-name="P24">Obrigatório</text:p>
            </table:table-cell>
            <table:table-cell table:style-name="Tabela2.D3" office:value-type="string">
              <text:p text:style-name="P26">Lista</text:p>
            </table:table-cell>
          </table:table-row>
          <table:table-row table:style-name="Tabela2.1">
            <table:table-cell table:style-name="Tabela2.A3" office:value-type="string">
              <text:p text:style-name="P20">Matricula</text:p>
            </table:table-cell>
            <table:table-cell table:style-name="Tabela2.A3" office:value-type="string">
              <text:p text:style-name="P20">A tela Cadastro de Estagiário deve possuir um campo Matricula: onde se deve informar a matricula do estagiário.</text:p>
              <text:p text:style-name="P20">Ex: 0345878</text:p>
            </table:table-cell>
            <table:table-cell table:style-name="Tabela2.A3" office:value-type="string">
              <text:p text:style-name="P20">Obrigatório</text:p>
            </table:table-cell>
            <table:table-cell table:style-name="Tabela2.D3" office:value-type="string">
              <text:p text:style-name="P20">Integer</text:p>
            </table:table-cell>
          </table:table-row>
          <table:table-row table:style-name="Tabela2.1">
            <table:table-cell table:style-name="Tabela2.A3" office:value-type="string">
              <text:p text:style-name="P20">Endereço</text:p>
            </table:table-cell>
            <table:table-cell table:style-name="Tabela2.A3" office:value-type="string">
              <text:p text:style-name="P20">A tela Cadastro de Estagiário deve possuir um campo Endereço: onde se deve informar o endereço onde o estagiário reside.</text:p>
              <text:p text:style-name="P20">Ex: Rua Valetina Arruda.</text:p>
            </table:table-cell>
            <table:table-cell table:style-name="Tabela2.A3" office:value-type="string">
              <text:p text:style-name="P20">Obrigatório</text:p>
            </table:table-cell>
            <table:table-cell table:style-name="Tabela2.D3" office:value-type="string">
              <text:p text:style-name="P20">String</text:p>
            </table:table-cell>
          </table:table-row>
          <table:table-row table:style-name="Tabela2.1">
            <table:table-cell table:style-name="Tabela2.A3" office:value-type="string">
              <text:p text:style-name="P20">Cidade</text:p>
            </table:table-cell>
            <table:table-cell table:style-name="Tabela2.A3" office:value-type="string">
              <text:p text:style-name="P24">A tela Cadastro de Estagiário deve possuir um campo Cidade: onde se deve informar a cidade onde o estagiário reside.</text:p>
              <text:p text:style-name="P24">Ex: Quixadá.</text:p>
            </table:table-cell>
            <table:table-cell table:style-name="Tabela2.A3" office:value-type="string">
              <text:p text:style-name="P24">Obrigatório</text:p>
            </table:table-cell>
            <table:table-cell table:style-name="Tabela2.D3" office:value-type="string">
              <text:p text:style-name="P24">String</text:p>
            </table:table-cell>
          </table:table-row>
          <table:table-row table:style-name="Tabela2.1">
            <table:table-cell table:style-name="Tabela2.A3" office:value-type="string">
              <text:p text:style-name="P24">UF</text:p>
            </table:table-cell>
            <table:table-cell table:style-name="Tabela2.A3" office:value-type="string">
              <text:p text:style-name="P24">A tela Cadastro de Estagiário deve possuir uma lista de UF: onde o estagiário deve escolher a UF da sua cidade.</text:p>
              <text:p text:style-name="P24">Ex: C<text:span text:style-name="T11">eará</text:span>.</text:p>
            </table:table-cell>
            <table:table-cell table:style-name="Tabela2.A3" office:value-type="string">
              <text:p text:style-name="P24">Obrigatório</text:p>
            </table:table-cell>
            <table:table-cell table:style-name="Tabela2.D3" office:value-type="string">
              <text:p text:style-name="P26">Lista</text:p>
            </table:table-cell>
          </table:table-row>
          <table:table-row table:style-name="Tabela2.1">
            <table:table-cell table:style-name="Tabela2.A3" office:value-type="string">
              <text:p text:style-name="P24">CEP</text:p>
            </table:table-cell>
            <table:table-cell table:style-name="Tabela2.A3" office:value-type="string">
              <text:p text:style-name="P24">A tela Cadastro de Estagiário deve possuir um campo CEP: onde se deve informar o CEP da cidade onde o estagiário reside.</text:p>
              <text:p text:style-name="P24">Ex: 63800-000</text:p>
            </table:table-cell>
            <table:table-cell table:style-name="Tabela2.A3" office:value-type="string">
              <text:p text:style-name="P23">Obrigatório</text:p>
            </table:table-cell>
            <table:table-cell table:style-name="Tabela2.D3" office:value-type="string">
              <text:p text:style-name="P24">Integer</text:p>
            </table:table-cell>
          </table:table-row>
          <table:table-row table:style-name="Tabela2.1">
            <table:table-cell table:style-name="Tabela2.A3" office:value-type="string">
              <text:p text:style-name="P26">Redmine</text:p>
            </table:table-cell>
            <table:table-cell table:style-name="Tabela2.A3" office:value-type="string">
              <text:p text:style-name="P28">A tela Cadastro de Estagiário deve possuir um campo <text:span text:style-name="T5">Redmine</text:span>: onde se deve informar <text:span text:style-name="T5">o login da conta do redmine referente ao</text:span> estagiário.</text:p>
              <text:p text:style-name="P28">Ex: <text:span text:style-name="T5">valentina_arruda</text:span>.</text:p>
              <text:p text:style-name="P28"/>
            </table:table-cell>
            <table:table-cell table:style-name="Tabela2.A3" office:value-type="string">
              <text:p text:style-name="P28">O<text:span text:style-name="T5">pcional</text:span></text:p>
            </table:table-cell>
            <table:table-cell table:style-name="Tabela2.D3" office:value-type="string">
              <text:p text:style-name="P26">String</text:p>
            </table:table-cell>
          </table:table-row>
          <table:table-row table:style-name="Tabela2.1">
            <table:table-cell table:style-name="Tabela2.A3" office:value-type="string">
              <text:p text:style-name="P26">Github</text:p>
            </table:table-cell>
            <table:table-cell table:style-name="Tabela2.A3" office:value-type="string">
              <text:p text:style-name="P28">A tela Cadastro de Estagiário deve possuir um campo <text:span text:style-name="T5">Github</text:span>: onde se deve informar <text:span text:style-name="T5">o nome da conta do github do estagiário</text:span>.</text:p>
              <text:p text:style-name="P28">Ex: <text:span text:style-name="T11">@valentina_arruda</text:span></text:p>
            </table:table-cell>
            <table:table-cell table:style-name="Tabela2.A3" office:value-type="string">
              <text:p text:style-name="P26">Opcional</text:p>
            </table:table-cell>
            <table:table-cell table:style-name="Tabela2.D3" office:value-type="string">
              <text:p text:style-name="P26">String</text:p>
            </table:table-cell>
          </table:table-row>
          <table:table-row table:style-name="Tabela2.1">
            <table:table-cell table:style-name="Tabela2.A3" office:value-type="string">
              <text:p text:style-name="P22">Hangouts</text:p>
            </table:table-cell>
            <table:table-cell table:style-name="Tabela2.A3" office:value-type="string">
              <text:p text:style-name="P29">A tela Cadastro de Estagiário deve possuir um campo Hangout: <text:span text:style-name="T8">onde </text:span>se deve informar <text:span text:style-name="T8">o e-mail do gmail referente ao</text:span> estagiário.</text:p>
              <text:p text:style-name="P29">Ex: <text:span text:style-name="T5">valentina_arruda@gmail.com</text:span>.</text:p>
              <text:p text:style-name="P29"/>
            </table:table-cell>
            <table:table-cell table:style-name="Tabela2.A3" office:value-type="string">
              <text:p text:style-name="P29">O<text:span text:style-name="T5">pcional</text:span></text:p>
            </table:table-cell>
            <table:table-cell table:style-name="Tabela2.D3" office:value-type="string">
              <text:p text:style-name="P25">String</text:p>
            </table:table-cell>
          </table:table-row>
        </table:table>
        <text:p text:style-name="Standard"/>
        <text:p text:style-name="P31"/>
        <text:p text:style-name="P31"/>
        <text:p text:style-name="P31"><text:bookmark text:name="_Ref439573339"/><text:bookmark text:name="_Ref418497390"/>1.2<text:tab/>Opções de Edição</text:p>
        <text:p text:style-name="P31"/>
        <text:p text:style-name="P3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ext:soft-page-break/>
          <table:table-row table:style-name="Tabela3.1">
            <table:table-cell table:style-name="Tabela3.A1" office:value-type="string">
              <text:p text:style-name="P33">Campos da entidade</text:p>
            </table:table-cell>
            <table:table-cell table:style-name="Tabela3.A1" office:value-type="string">
              <text:p text:style-name="P35">Descrição</text:p>
            </table:table-cell>
            <table:table-cell table:style-name="Tabela3.A1" office:value-type="string">
              <text:p text:style-name="P34">Preenchimento</text:p>
            </table:table-cell>
            <table:table-cell table:style-name="Tabela3.D1" office:value-type="string">
              <text:p text:style-name="P34">Tipo</text:p>
            </table:table-cell>
          </table:table-row>
          <table:table-row table:style-name="Tabela3.1">
            <table:table-cell table:style-name="Tabela3.A1" office:value-type="string">
              <text:p text:style-name="P39"/>
              <text:p text:style-name="P41"/>
              <text:p text:style-name="P41">Nome Completo</text:p>
            </table:table-cell>
            <table:table-cell table:style-name="Tabela3.A1" office:value-type="string">
              <text:p text:style-name="P41">A tela Cadastro de Estagiário deve possuir um campo Nome Completo: onde se deve informar o nome do estagiário que deseja se cadastrar.</text:p>
              <text:p text:style-name="P41">Ex: Flávio Augusto.</text:p>
            </table:table-cell>
            <table:table-cell table:style-name="Tabela3.A1" office:value-type="string">
              <text:p text:style-name="P42">Obrigatório</text:p>
            </table:table-cell>
            <table:table-cell table:style-name="Tabela3.D1" office:value-type="string">
              <text:p text:style-name="P39"/>
              <text:p text:style-name="P41">String </text:p>
            </table:table-cell>
          </table:table-row>
          <table:table-row table:style-name="Tabela3.1">
            <table:table-cell table:style-name="Tabela3.A3" office:value-type="string">
              <text:p text:style-name="P41">Nome da Mãe</text:p>
            </table:table-cell>
            <table:table-cell table:style-name="Tabela3.A3" office:value-type="string">
              <text:p text:style-name="P41">A tela Cadastro de Estagiário deve possuir um campo Nome da Mãe: onde se deve informar o nome da mãe do estagiário que deseja se cadastrar.</text:p>
              <text:p text:style-name="P41">Ex: Maria José.</text:p>
            </table:table-cell>
            <table:table-cell table:style-name="Tabela3.A3" office:value-type="string">
              <text:p text:style-name="P41">Obrigatório</text:p>
            </table:table-cell>
            <table:table-cell table:style-name="Tabela3.D3" office:value-type="string">
              <text:p text:style-name="P41">String</text:p>
            </table:table-cell>
          </table:table-row>
          <table:table-row table:style-name="Tabela3.1">
            <table:table-cell table:style-name="Tabela3.A3" office:value-type="string">
              <text:p text:style-name="P41">Telefone</text:p>
            </table:table-cell>
            <table:table-cell table:style-name="Tabela3.A3" office:value-type="string">
              <text:p text:style-name="P41">A tela Cadastro de Estagiário deve possuir um campo Telefone: onde se deve informar um telefone para contato do estagiário.</text:p>
              <text:p text:style-name="P41">Ex: (88) 9999 9999</text:p>
            </table:table-cell>
            <table:table-cell table:style-name="Tabela3.A3" office:value-type="string">
              <text:p text:style-name="P41">Obrigatório</text:p>
            </table:table-cell>
            <table:table-cell table:style-name="Tabela3.D3" office:value-type="string">
              <text:p text:style-name="P41">Integer</text:p>
            </table:table-cell>
          </table:table-row>
          <table:table-row table:style-name="Tabela3.1">
            <table:table-cell table:style-name="Tabela3.A3" office:value-type="string">
              <text:p text:style-name="P45">Data de Nascimento</text:p>
            </table:table-cell>
            <table:table-cell table:style-name="Tabela3.A3" office:value-type="string">
              <text:p text:style-name="P45">A tela Cadastro de Estagiário deve possuir um campo Data de Nascimento: onde se deve informar a data de nascimento do estagiário.</text:p>
              <text:p text:style-name="P45">Ex: <text:s/>04/08/1992.</text:p>
            </table:table-cell>
            <table:table-cell table:style-name="Tabela3.A3" office:value-type="string">
              <text:p text:style-name="P43"/>
              <text:p text:style-name="P45">Obrigatório</text:p>
            </table:table-cell>
            <table:table-cell table:style-name="Tabela3.D3" office:value-type="string">
              <text:p text:style-name="P43"/>
              <text:p text:style-name="P45">Date</text:p>
              <text:p text:style-name="P45"/>
            </table:table-cell>
          </table:table-row>
          <table:table-row table:style-name="Tabela3.1">
            <table:table-cell table:style-name="Tabela3.A3" office:value-type="string">
              <text:p text:style-name="P41">Semestre</text:p>
            </table:table-cell>
            <table:table-cell table:style-name="Tabela3.A3" office:value-type="string">
              <text:p text:style-name="P41">A tela Cadastro de Estagiário deve possuir um campo Semestre: onde se deve informar o semestre que o estagiário está cursando.</text:p>
              <text:p text:style-name="P41">Ex: 07</text:p>
            </table:table-cell>
            <table:table-cell table:style-name="Tabela3.A3" office:value-type="string">
              <text:p text:style-name="P41">Obrigatório</text:p>
            </table:table-cell>
            <table:table-cell table:style-name="Tabela3.D3" office:value-type="string">
              <text:p text:style-name="P41">Integer</text:p>
            </table:table-cell>
          </table:table-row>
          <table:table-row table:style-name="Tabela3.1">
            <table:table-cell table:style-name="Tabela3.A3" office:value-type="string">
              <text:p text:style-name="P41">Curso</text:p>
            </table:table-cell>
            <table:table-cell table:style-name="Tabela3.A3" office:value-type="string">
              <text:p text:style-name="P41">A tela Cadastro de Estagiário deve possuir uma lista de Cursos: onde o estagiário deve escolher o curso que está cursando.<text:line-break/>Ex: Engenharia de Software</text:p>
            </table:table-cell>
            <table:table-cell table:style-name="Tabela3.A3" office:value-type="string">
              <text:p text:style-name="P41">Obrigatório</text:p>
            </table:table-cell>
            <table:table-cell table:style-name="Tabela3.D3" office:value-type="string">
              <text:p text:style-name="P40">Lista</text:p>
            </table:table-cell>
          </table:table-row>
          <table:table-row table:style-name="Tabela3.1">
            <table:table-cell table:style-name="Tabela3.A3" office:value-type="string">
              <text:p text:style-name="P45">Matricula</text:p>
            </table:table-cell>
            <table:table-cell table:style-name="Tabela3.A3" office:value-type="string">
              <text:p text:style-name="P45">A tela Cadastro de Estagiário deve possuir um campo Matricula: onde se deve informar a matricula do estagiário.</text:p>
              <text:p text:style-name="P45">Ex: 0345878</text:p>
            </table:table-cell>
            <table:table-cell table:style-name="Tabela3.A3" office:value-type="string">
              <text:p text:style-name="P45">Obrigatório</text:p>
            </table:table-cell>
            <table:table-cell table:style-name="Tabela3.D3" office:value-type="string">
              <text:p text:style-name="P45">Integer</text:p>
            </table:table-cell>
          </table:table-row>
          <table:table-row table:style-name="Tabela3.1">
            <table:table-cell table:style-name="Tabela3.A3" office:value-type="string">
              <text:p text:style-name="P45">Endereço</text:p>
            </table:table-cell>
            <table:table-cell table:style-name="Tabela3.A3" office:value-type="string">
              <text:p text:style-name="P45">A tela Cadastro de Estagiário deve possuir um campo Endereço: onde se deve informar o endereço onde o estagiário reside.</text:p>
              <text:p text:style-name="P45">Ex: Rua Valetina Arruda.</text:p>
            </table:table-cell>
            <table:table-cell table:style-name="Tabela3.A3" office:value-type="string">
              <text:p text:style-name="P45">Obrigatório</text:p>
            </table:table-cell>
            <table:table-cell table:style-name="Tabela3.D3" office:value-type="string">
              <text:p text:style-name="P45">String</text:p>
            </table:table-cell>
          </table:table-row>
          <table:table-row table:style-name="Tabela3.1">
            <table:table-cell table:style-name="Tabela3.A3" office:value-type="string">
              <text:p text:style-name="P45">Cidade</text:p>
            </table:table-cell>
            <table:table-cell table:style-name="Tabela3.A3" office:value-type="string">
              <text:p text:style-name="P41">A tela Cadastro de Estagiário deve possuir um campo Cidade: onde se deve informar a cidade onde o estagiário reside.</text:p>
              <text:p text:style-name="P41">Ex: Quixadá.</text:p>
            </table:table-cell>
            <table:table-cell table:style-name="Tabela3.A3" office:value-type="string">
              <text:p text:style-name="P41">Obrigatório</text:p>
            </table:table-cell>
            <table:table-cell table:style-name="Tabela3.D3" office:value-type="string">
              <text:p text:style-name="P41">String</text:p>
            </table:table-cell>
          </table:table-row>
          <table:table-row table:style-name="Tabela3.1">
            <table:table-cell table:style-name="Tabela3.A3" office:value-type="string">
              <text:p text:style-name="P41">UF</text:p>
            </table:table-cell>
            <table:table-cell table:style-name="Tabela3.A3" office:value-type="string">
              <text:p text:style-name="P41">A tela Cadastro de Estagiário deve possuir uma lista de UF: onde o estagiário deve escolher a UF da sua cidade.</text:p>
              <text:p text:style-name="P41">Ex: C<text:span text:style-name="T11">eará</text:span>.</text:p>
            </table:table-cell>
            <table:table-cell table:style-name="Tabela3.A3" office:value-type="string">
              <text:p text:style-name="P41">Obrigatório</text:p>
            </table:table-cell>
            <table:table-cell table:style-name="Tabela3.D3" office:value-type="string">
              <text:p text:style-name="P40">Lista</text:p>
            </table:table-cell>
          </table:table-row>
          <table:table-row table:style-name="Tabela3.1">
            <table:table-cell table:style-name="Tabela3.A3" office:value-type="string">
              <text:p text:style-name="P41">CEP</text:p>
            </table:table-cell>
            <table:table-cell table:style-name="Tabela3.A3" office:value-type="string">
              <text:p text:style-name="P41">A tela Cadastro de Estagiário deve possuir um campo CEP: onde se deve informar o CEP da cidade onde o estagiário reside.</text:p>
              <text:p text:style-name="P41"><text:soft-page-break/>Ex: 63800-000</text:p>
            </table:table-cell>
            <table:table-cell table:style-name="Tabela3.A3" office:value-type="string">
              <text:p text:style-name="P46">Obrigatório</text:p>
            </table:table-cell>
            <table:table-cell table:style-name="Tabela3.D3" office:value-type="string">
              <text:p text:style-name="P41">Integer</text:p>
            </table:table-cell>
          </table:table-row>
          <table:table-row table:style-name="Tabela3.1">
            <table:table-cell table:style-name="Tabela3.A3" office:value-type="string">
              <text:p text:style-name="P40">Redmine</text:p>
            </table:table-cell>
            <table:table-cell table:style-name="Tabela3.A3" office:value-type="string">
              <text:p text:style-name="P41">A tela Cadastro de Estagiário deve possuir um campo <text:span text:style-name="T5">Redmine</text:span>: onde se deve informar <text:span text:style-name="T5">o login da conta do redmine referente ao</text:span> estagiário.</text:p>
              <text:p text:style-name="P41">Ex: <text:span text:style-name="T5">valentina_arruda</text:span>.</text:p>
              <text:p text:style-name="P41"/>
            </table:table-cell>
            <table:table-cell table:style-name="Tabela3.A3" office:value-type="string">
              <text:p text:style-name="P41">O<text:span text:style-name="T5">pcional</text:span></text:p>
            </table:table-cell>
            <table:table-cell table:style-name="Tabela3.D3" office:value-type="string">
              <text:p text:style-name="P40">String</text:p>
            </table:table-cell>
          </table:table-row>
          <table:table-row table:style-name="Tabela3.1">
            <table:table-cell table:style-name="Tabela3.A3" office:value-type="string">
              <text:p text:style-name="P40">Github</text:p>
            </table:table-cell>
            <table:table-cell table:style-name="Tabela3.A3" office:value-type="string">
              <text:p text:style-name="P41">A tela Cadastro de Estagiário deve possuir um campo <text:span text:style-name="T5">Github</text:span>: onde se deve informar <text:span text:style-name="T5">o nome da conta do github do estagiário</text:span>.</text:p>
              <text:p text:style-name="P41">Ex: <text:span text:style-name="T11">@valentina_arruda</text:span></text:p>
            </table:table-cell>
            <table:table-cell table:style-name="Tabela3.A3" office:value-type="string">
              <text:p text:style-name="P40">Opcional</text:p>
            </table:table-cell>
            <table:table-cell table:style-name="Tabela3.D3" office:value-type="string">
              <text:p text:style-name="P40">String</text:p>
            </table:table-cell>
          </table:table-row>
          <table:table-row table:style-name="Tabela3.1">
            <table:table-cell table:style-name="Tabela3.A3" office:value-type="string">
              <text:p text:style-name="P44">Hangouts</text:p>
            </table:table-cell>
            <table:table-cell table:style-name="Tabela3.A3" office:value-type="string">
              <text:p text:style-name="P41">A tela Cadastro de Estagiário deve possuir um campo Hangout: <text:span text:style-name="T8">onde </text:span>se deve informar <text:span text:style-name="T8">o e-mail do gmail referente ao</text:span> estagiário.</text:p>
              <text:p text:style-name="P41">Ex: <text:span text:style-name="T5">valentina_arruda@gmail.com</text:span>.</text:p>
              <text:p text:style-name="P41"/>
            </table:table-cell>
            <table:table-cell table:style-name="Tabela3.A3" office:value-type="string">
              <text:p text:style-name="P41">O<text:span text:style-name="T5">pcional</text:span></text:p>
            </table:table-cell>
            <table:table-cell table:style-name="Tabela3.D3" office:value-type="string">
              <text:p text:style-name="P40">String</text:p>
            </table:table-cell>
          </table:table-row>
        </table:table>
        <text:p text:style-name="P3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3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7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1:35:36.427847080</dc:date>
    <meta:print-date>2007-05-07T23:41:00</meta:print-date>
    <meta:editing-cycles>10</meta:editing-cycles>
    <meta:editing-duration>PT56M49S</meta:editing-duration>
    <meta:generator>LibreOffice/4.2.7.2$Linux_X86_64 LibreOffice_project/420m0$Build-2</meta:generator>
    <meta:document-statistic meta:table-count="3" meta:image-count="2" meta:object-count="0" meta:page-count="4" meta:paragraph-count="182" meta:word-count="874" meta:character-count="5340" meta:non-whitespace-character-count="464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